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00000008091B36D21D131899C.png" manifest:media-type="image/png"/>
  <manifest:file-entry manifest:full-path="Pictures/100002010000008000000080B7F8D3D4D68ACF5C.png" manifest:media-type="image/png"/>
  <manifest:file-entry manifest:full-path="Pictures/1000020100000080000000804CBAA3E6935EFFBA.png" manifest:media-type="image/png"/>
  <manifest:file-entry manifest:full-path="Pictures/1000020100000080000000807FC8EB3DC20430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a1" style:family="table" style:master-page-name="Standard">
      <style:table-properties style:width="18.708cm" fo:margin-left="-0.208cm" fo:margin-top="0cm" fo:margin-bottom="0cm" style:page-number="auto" fo:break-before="page" table:align="left" style:writing-mode="lr-tb"/>
    </style:style>
    <style:style style:name="Tabela1.A" style:family="table-column">
      <style:table-column-properties style:column-width="1.508cm"/>
    </style:style>
    <style:style style:name="Tabela1.B" style:family="table-column">
      <style:table-column-properties style:column-width="17.2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e5e5e5" fo:padding-left="0.208cm" fo:padding-right="0.191cm" fo:padding-top="0cm" fo:padding-bottom="0cm" fo:border="none">
        <style:background-image/>
      </style:table-cell-properties>
    </style:style>
    <style:style style:name="Tabela1.B2" style:family="table-cell">
      <style:table-cell-properties fo:background-color="#ffffff" fo:padding-left="0.208cm" fo:padding-right="0.191cm" fo:padding-top="0cm" fo:padding-bottom="0cm" fo:border="none">
        <style:background-image/>
      </style:table-cell-properties>
    </style:style>
    <style:style style:name="Tabela1.11" style:family="table-row">
      <style:table-row-properties style:min-row-height="0.019cm" fo:keep-together="auto"/>
    </style:style>
    <style:style style:name="Tabela2" style:family="table">
      <style:table-properties style:width="16.801cm" table:align="margins" style:writing-mode="lr-tb"/>
    </style:style>
    <style:style style:name="Tabela2.A" style:family="table-column">
      <style:table-column-properties style:column-width="5.106cm" style:rel-column-width="19918*"/>
    </style:style>
    <style:style style:name="Tabela2.B" style:family="table-column">
      <style:table-column-properties style:column-width="7.486cm" style:rel-column-width="29200*"/>
    </style:style>
    <style:style style:name="Tabela2.C" style:family="table-column">
      <style:table-column-properties style:column-width="4.209cm" style:rel-column-width="16417*"/>
    </style:style>
    <style:style style:name="Tabela2.A1" style:family="table-cell">
      <style:table-cell-properties style:vertical-align="middle" fo:padding="0.097cm" fo:border="none"/>
    </style:style>
    <style:style style:name="Tabela2.C1" style:family="table-cell">
      <style:table-cell-properties fo:padding="0.097cm" fo:border="none"/>
    </style:style>
    <style:style style:name="Tabela2.B2" style:family="table-cell">
      <style:table-cell-properties fo:padding="0.097cm" fo:border="none"/>
    </style:style>
    <style:style style:name="Tabela2.C2" style:family="table-cell">
      <style:table-cell-properties fo:padding="0.097cm" fo:border="none"/>
    </style:style>
    <style:style style:name="Tabela2.B3" style:family="table-cell">
      <style:table-cell-properties fo:padding="0.097cm" fo:border="none"/>
    </style:style>
    <style:style style:name="Tabela2.C3" style:family="table-cell">
      <style:table-cell-properties fo:padding="0.097cm" fo:border="none"/>
    </style:style>
    <style:style style:name="Tabela2.B4" style:family="table-cell">
      <style:table-cell-properties fo:padding="0.097cm" fo:border="none"/>
    </style:style>
    <style:style style:name="Tabela5" style:family="table">
      <style:table-properties style:width="11.502cm" fo:margin-left="0cm" fo:margin-right="0cm" table:align="margins" fo:background-color="transparent" style:writing-mode="lr-tb">
        <style:background-image/>
      </style:table-properties>
    </style:style>
    <style:style style:name="Tabela5.A" style:family="table-column">
      <style:table-column-properties style:column-width="1.111cm" style:rel-column-width="6331*"/>
    </style:style>
    <style:style style:name="Tabela5.B" style:family="table-column">
      <style:table-column-properties style:column-width="10.391cm" style:rel-column-width="59204*"/>
    </style:style>
    <style:style style:name="Tabela5.1" style:family="table-row">
      <style:table-row-properties style:min-row-height="0.829cm"/>
    </style:style>
    <style:style style:name="Tabela5.A1" style:family="table-cell">
      <style:table-cell-properties style:vertical-align="middle" fo:padding="0.199cm" fo:border="none"/>
    </style:style>
    <style:style style:name="Tabela5.2" style:family="table-row">
      <style:table-row-properties style:min-row-height="0.829cm" fo:background-color="transparent">
        <style:background-image/>
      </style:table-row-properties>
    </style:style>
    <style:style style:name="Tabela5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P1" style:family="paragraph" style:parent-style-name="No_20_Spacing">
      <style:text-properties fo:font-size="10pt" style:font-size-asian="10pt" style:font-size-complex="10pt"/>
    </style:style>
    <style:style style:name="P2" style:family="paragraph" style:parent-style-name="No_20_Spacing">
      <style:text-properties fo:font-size="10pt" officeooo:paragraph-rsid="004a5779" style:font-size-asian="10pt" style:font-size-complex="10pt"/>
    </style:style>
    <style:style style:name="P3" style:family="paragraph" style:parent-style-name="No_20_Spacing">
      <style:text-properties fo:font-size="10pt" officeooo:rsid="00634f7a" officeooo:paragraph-rsid="00634f7a" style:font-size-asian="10pt" style:font-size-complex="10pt"/>
    </style:style>
    <style:style style:name="P4" style:family="paragraph" style:parent-style-name="No_20_Spacing">
      <style:paragraph-properties fo:margin-top="0cm" fo:margin-bottom="0cm" loext:contextual-spacing="false" fo:line-height="100%"/>
    </style:style>
    <style:style style:name="P5" style:family="paragraph" style:parent-style-name="No_20_Spacing">
      <style:paragraph-properties fo:margin-top="0cm" fo:margin-bottom="0cm" loext:contextual-spacing="false" fo:line-height="100%" fo:text-align="justify" style:justify-single-word="false"/>
    </style:style>
    <style:style style:name="P6" style:family="paragraph" style:parent-style-name="No_20_Spacing">
      <style:paragraph-properties fo:margin-top="0cm" fo:margin-bottom="0cm" loext:contextual-spacing="false" fo:line-height="100%"/>
      <style:text-properties officeooo:paragraph-rsid="005cb505"/>
    </style:style>
    <style:style style:name="P7" style:family="paragraph" style:parent-style-name="No_20_Spacing">
      <style:paragraph-properties fo:margin-top="0cm" fo:margin-bottom="0cm" loext:contextual-spacing="false" fo:line-height="100%"/>
      <style:text-properties officeooo:paragraph-rsid="00360cc5"/>
    </style:style>
    <style:style style:name="P8" style:family="paragraph" style:parent-style-name="No_20_Spacing">
      <style:paragraph-properties fo:margin-top="0cm" fo:margin-bottom="0cm" loext:contextual-spacing="false" fo:line-height="100%" fo:text-align="center" style:justify-single-word="false"/>
    </style:style>
    <style:style style:name="P9" style:family="paragraph" style:parent-style-name="No_20_Spacing">
      <style:paragraph-properties fo:margin-top="0cm" fo:margin-bottom="0cm" loext:contextual-spacing="false" fo:line-height="100%"/>
      <style:text-properties officeooo:paragraph-rsid="0060a51b"/>
    </style:style>
    <style:style style:name="P10" style:family="paragraph" style:parent-style-name="No_20_Spacing">
      <style:paragraph-properties fo:margin-top="0cm" fo:margin-bottom="0cm" loext:contextual-spacing="false" fo:line-height="100%"/>
      <style:text-properties officeooo:paragraph-rsid="004b8706"/>
    </style:style>
    <style:style style:name="P11" style:family="paragraph" style:parent-style-name="No_20_Spacing">
      <style:paragraph-properties fo:margin-top="0cm" fo:margin-bottom="0cm" loext:contextual-spacing="false" fo:line-height="100%"/>
      <style:text-properties fo:font-size="10pt" style:font-size-asian="10pt"/>
    </style:style>
    <style:style style:name="P12" style:family="paragraph" style:parent-style-name="No_20_Spacing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13" style:family="paragraph" style:parent-style-name="No_20_Spacing">
      <style:paragraph-properties fo:margin-top="0cm" fo:margin-bottom="0cm" loext:contextual-spacing="false" fo:line-height="100%" fo:text-align="end" style:justify-single-word="false"/>
      <style:text-properties fo:font-size="10pt" fo:font-style="italic" fo:font-weight="bold" style:font-size-asian="10pt" style:font-style-asian="italic" style:font-weight-asian="bold" style:font-size-complex="10pt"/>
    </style:style>
    <style:style style:name="P14" style:family="paragraph" style:parent-style-name="No_20_Spacing">
      <style:paragraph-properties fo:margin-top="0cm" fo:margin-bottom="0cm" loext:contextual-spacing="false" fo:line-height="100%"/>
      <style:text-properties fo:font-size="10pt" fo:font-style="italic" fo:font-weight="bold" officeooo:rsid="003359bd" officeooo:paragraph-rsid="003359bd" style:font-size-asian="10pt" style:font-style-asian="italic" style:font-weight-asian="bold" style:font-size-complex="10pt" style:font-style-complex="italic"/>
    </style:style>
    <style:style style:name="P15" style:family="paragraph" style:parent-style-name="No_20_Spacing">
      <style:paragraph-properties fo:margin-top="0cm" fo:margin-bottom="0cm" loext:contextual-spacing="false" fo:line-height="100%" fo:text-align="end" style:justify-single-word="false"/>
      <style:text-properties fo:font-size="10pt" fo:font-style="italic" fo:font-weight="bold" officeooo:rsid="0049c75a" officeooo:paragraph-rsid="0049c75a" style:font-size-asian="10pt" style:font-style-asian="italic" style:font-weight-asian="bold" style:font-size-complex="10pt"/>
    </style:style>
    <style:style style:name="P16" style:family="paragraph" style:parent-style-name="No_20_Spacing">
      <style:paragraph-properties fo:margin-top="0cm" fo:margin-bottom="0cm" loext:contextual-spacing="false" fo:line-height="100%" fo:text-align="justify" style:justify-single-word="false"/>
      <style:text-properties fo:font-size="10pt" fo:font-style="italic" fo:font-weight="bold" officeooo:rsid="00266184" officeooo:paragraph-rsid="00266184" style:font-size-asian="10pt" style:font-style-asian="italic" style:font-weight-asian="bold" style:font-weight-complex="bold"/>
    </style:style>
    <style:style style:name="P17" style:family="paragraph" style:parent-style-name="No_20_Spacing">
      <style:paragraph-properties fo:margin-top="0cm" fo:margin-bottom="0cm" loext:contextual-spacing="false" fo:line-height="100%" fo:text-align="justify" style:justify-single-word="false"/>
      <style:text-properties fo:font-size="10pt" fo:font-style="italic" officeooo:rsid="00285e68" officeooo:paragraph-rsid="003a23b0" style:font-size-asian="10pt" style:font-style-asian="italic"/>
    </style:style>
    <style:style style:name="P18" style:family="paragraph" style:parent-style-name="No_20_Spacing">
      <style:paragraph-properties fo:margin-top="0cm" fo:margin-bottom="0cm" loext:contextual-spacing="false" fo:line-height="100%"/>
      <style:text-properties fo:font-size="10pt" fo:font-style="italic" style:font-size-asian="10pt" style:font-style-asian="italic"/>
    </style:style>
    <style:style style:name="P19" style:family="paragraph" style:parent-style-name="No_20_Spacing">
      <style:paragraph-properties fo:margin-top="0cm" fo:margin-bottom="0cm" loext:contextual-spacing="false" fo:line-height="100%"/>
      <style:text-properties fo:font-size="10pt" fo:font-style="italic" officeooo:paragraph-rsid="006eaefe" style:font-size-asian="10pt" style:font-style-asian="italic"/>
    </style:style>
    <style:style style:name="P20" style:family="paragraph" style:parent-style-name="No_20_Spacing">
      <style:paragraph-properties fo:margin-top="0cm" fo:margin-bottom="0cm" loext:contextual-spacing="false" fo:line-height="100%"/>
      <style:text-properties fo:font-size="10pt" fo:font-weight="bold" style:font-size-asian="10pt" style:font-weight-asian="bold" style:font-size-complex="10pt"/>
    </style:style>
    <style:style style:name="P21" style:family="paragraph" style:parent-style-name="No_20_Spacing">
      <style:paragraph-properties fo:margin-top="0cm" fo:margin-bottom="0cm" loext:contextual-spacing="false" fo:line-height="100%"/>
      <style:text-properties fo:font-size="10pt" fo:font-weight="bold" officeooo:rsid="003359bd" officeooo:paragraph-rsid="003359bd" style:font-size-asian="10pt" style:font-weight-asian="bold" style:font-size-complex="10pt"/>
    </style:style>
    <style:style style:name="P22" style:family="paragraph" style:parent-style-name="No_20_Spacing">
      <style:paragraph-properties fo:margin-top="0cm" fo:margin-bottom="0cm" loext:contextual-spacing="false" fo:line-height="100%"/>
      <style:text-properties fo:font-size="10pt" fo:font-style="normal" fo:font-weight="normal" officeooo:rsid="003359bd" officeooo:paragraph-rsid="003359bd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No_20_Spacing">
      <style:paragraph-properties fo:margin-top="0cm" fo:margin-bottom="0cm" loext:contextual-spacing="false" fo:line-height="100%"/>
      <style:text-properties style:font-name="Calibri1" fo:font-size="10pt" fo:font-weight="bold" style:font-size-asian="10pt" style:font-weight-asian="bold" style:font-size-complex="10pt"/>
    </style:style>
    <style:style style:name="P24" style:family="paragraph" style:parent-style-name="No_20_Spacing">
      <style:paragraph-properties fo:margin-top="0cm" fo:margin-bottom="0cm" loext:contextual-spacing="false" fo:line-height="100%"/>
      <style:text-properties style:font-name="Calibri1" fo:font-size="10pt" officeooo:paragraph-rsid="001f6532" style:font-size-asian="10pt" style:font-name-complex="Century Gothic" style:font-size-complex="10pt"/>
    </style:style>
    <style:style style:name="P25" style:family="paragraph" style:parent-style-name="No_20_Spacing">
      <style:paragraph-properties fo:margin-top="0cm" fo:margin-bottom="0cm" loext:contextual-spacing="false" fo:line-height="100%"/>
      <style:text-properties fo:font-size="12pt" fo:font-weight="bold" style:font-size-asian="12pt" style:font-weight-asian="bold"/>
    </style:style>
    <style:style style:name="P26" style:family="paragraph" style:parent-style-name="No_20_Spacing">
      <style:paragraph-properties fo:margin-top="0cm" fo:margin-bottom="0cm" loext:contextual-spacing="false" fo:line-height="100%"/>
      <style:text-properties fo:font-size="12pt" fo:font-weight="bold" officeooo:rsid="003bd01b" officeooo:paragraph-rsid="003bd01b" style:font-size-asian="12pt" style:font-weight-asian="bold"/>
    </style:style>
    <style:style style:name="P27" style:family="paragraph" style:parent-style-name="No_20_Spacing">
      <style:paragraph-properties fo:margin-top="0cm" fo:margin-bottom="0cm" loext:contextual-spacing="false" fo:line-height="100%"/>
      <style:text-properties fo:font-size="12pt" fo:font-weight="bold" officeooo:rsid="0070f6e7" officeooo:paragraph-rsid="0070f6e7" style:font-size-asian="12pt" style:font-weight-asian="bold"/>
    </style:style>
    <style:style style:name="P28" style:family="paragraph" style:parent-style-name="No_20_Spacing">
      <style:paragraph-properties fo:margin-top="0cm" fo:margin-bottom="0cm" loext:contextual-spacing="false" fo:line-height="100%"/>
      <style:text-properties officeooo:rsid="002bc9d9" officeooo:paragraph-rsid="002bc9d9"/>
    </style:style>
    <style:style style:name="P29" style:family="paragraph" style:parent-style-name="No_20_Spacing">
      <style:paragraph-properties fo:margin-top="0cm" fo:margin-bottom="0cm" loext:contextual-spacing="false" fo:line-height="100%"/>
      <style:text-properties officeooo:rsid="002bc9d9" officeooo:paragraph-rsid="0070f6e7"/>
    </style:style>
    <style:style style:name="P30" style:family="paragraph" style:parent-style-name="No_20_Spacing">
      <style:paragraph-properties fo:margin-top="0cm" fo:margin-bottom="0cm" loext:contextual-spacing="false" fo:line-height="100%"/>
      <style:text-properties officeooo:rsid="002bc9d9" officeooo:paragraph-rsid="007500bc"/>
    </style:style>
    <style:style style:name="P31" style:family="paragraph" style:parent-style-name="No_20_Spacing">
      <style:paragraph-properties fo:margin-top="0cm" fo:margin-bottom="0cm" loext:contextual-spacing="false" fo:line-height="100%" fo:text-align="end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/>
    </style:style>
    <style:style style:name="P3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font-size="10pt" fo:font-style="italic" officeooo:paragraph-rsid="0049c75a" style:font-size-asian="10pt" style:font-style-asian="italic"/>
    </style:style>
    <style:style style:name="P33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size="10pt" fo:font-style="italic" officeooo:paragraph-rsid="0049c75a" style:font-size-asian="10pt" style:font-style-asian="italic"/>
    </style:style>
    <style:style style:name="P34" style:family="paragraph" style:parent-style-name="Table_20_Contents">
      <style:paragraph-properties fo:margin-top="0cm" fo:margin-bottom="0cm" loext:contextual-spacing="false" fo:line-height="100%"/>
      <style:text-properties fo:font-size="10pt" fo:font-style="italic" officeooo:paragraph-rsid="006eaefe" style:font-size-asian="10pt" style:font-style-asian="italic"/>
    </style:style>
    <style:style style:name="P35" style:family="paragraph" style:parent-style-name="Table_20_Contents">
      <style:paragraph-properties fo:margin-top="0cm" fo:margin-bottom="0cm" loext:contextual-spacing="false" fo:line-height="0.353cm" fo:text-align="start" style:justify-single-word="false"/>
      <style:text-properties fo:font-size="10pt" fo:font-style="italic" officeooo:paragraph-rsid="0049c75a" style:font-size-asian="10pt" style:font-style-asian="italic"/>
    </style:style>
    <style:style style:name="P36" style:family="paragraph" style:parent-style-name="Table_20_Contents">
      <style:paragraph-properties fo:margin-top="0cm" fo:margin-bottom="0cm" loext:contextual-spacing="false" fo:line-height="0.353cm" fo:text-align="center" style:justify-single-word="false"/>
      <style:text-properties fo:font-size="10pt" fo:font-style="italic" officeooo:paragraph-rsid="0049c75a" style:font-size-asian="10pt" style:font-style-asian="italic"/>
    </style:style>
    <style:style style:name="P37" style:family="paragraph" style:parent-style-name="No_20_Spacing">
      <style:paragraph-properties fo:margin-left="1.249cm" fo:margin-right="0cm" fo:margin-top="0cm" fo:margin-bottom="0cm" loext:contextual-spacing="false" fo:line-height="100%" fo:text-indent="0cm" style:auto-text-indent="false"/>
      <style:text-properties fo:font-size="10pt" style:font-size-asian="10pt"/>
    </style:style>
    <style:style style:name="P38" style:family="paragraph" style:parent-style-name="No_20_Spacing">
      <style:paragraph-properties fo:margin-top="0cm" fo:margin-bottom="0cm" loext:contextual-spacing="false" fo:line-height="100%"/>
    </style:style>
    <style:style style:name="P39" style:family="paragraph" style:parent-style-name="No_20_Spacing" style:list-style-name="L1">
      <style:paragraph-properties fo:margin-top="0cm" fo:margin-bottom="0cm" loext:contextual-spacing="false" fo:line-height="100%"/>
      <style:text-properties officeooo:paragraph-rsid="0060a51b"/>
    </style:style>
    <style:style style:name="P40" style:family="paragraph" style:parent-style-name="No_20_Spacing" style:list-style-name="L1">
      <style:paragraph-properties fo:margin-top="0cm" fo:margin-bottom="0cm" loext:contextual-spacing="false" fo:line-height="100%"/>
      <style:text-properties officeooo:paragraph-rsid="004b8706"/>
    </style:style>
    <style:style style:name="P41" style:family="paragraph" style:parent-style-name="No_20_Spacing" style:list-style-name="L3">
      <style:paragraph-properties fo:margin-top="0cm" fo:margin-bottom="0cm" loext:contextual-spacing="false" fo:line-height="100%" fo:text-align="justify" style:justify-single-word="false"/>
      <style:text-properties officeooo:paragraph-rsid="00266184"/>
    </style:style>
    <style:style style:name="P42" style:family="paragraph" style:parent-style-name="No_20_Spacing" style:list-style-name="L4">
      <style:paragraph-properties fo:margin-top="0cm" fo:margin-bottom="0cm" loext:contextual-spacing="false" fo:line-height="100%"/>
      <style:text-properties officeooo:paragraph-rsid="002bc9d9"/>
    </style:style>
    <style:style style:name="P43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size="10pt" fo:font-style="italic" fo:font-weight="bold" officeooo:rsid="00266184" officeooo:paragraph-rsid="00266184" style:font-size-asian="10pt" style:font-style-asian="italic" style:font-weight-asian="bold" style:font-weight-complex="bold"/>
    </style:style>
    <style:style style:name="P44" style:family="paragraph" style:parent-style-name="No_20_Spacing" style:list-style-name="L4">
      <style:paragraph-properties fo:margin-top="0cm" fo:margin-bottom="0cm" loext:contextual-spacing="false" fo:line-height="100%"/>
      <style:text-properties fo:font-size="10pt" fo:font-style="italic" fo:font-weight="bold" officeooo:rsid="002c8b31" officeooo:paragraph-rsid="002bc9d9" style:font-size-asian="10pt" style:font-style-asian="italic" style:font-weight-asian="bold" style:font-weight-complex="bold"/>
    </style:style>
    <style:style style:name="P45" style:family="paragraph" style:parent-style-name="No_20_Spacing" style:list-style-name="L4">
      <style:paragraph-properties fo:margin-top="0cm" fo:margin-bottom="0cm" loext:contextual-spacing="false" fo:line-height="100%"/>
      <style:text-properties fo:font-size="10pt" fo:font-style="italic" officeooo:rsid="00285e68" officeooo:paragraph-rsid="00285e68" style:font-size-asian="10pt" style:font-style-asian="italic"/>
    </style:style>
    <style:style style:name="P46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weight="bold" officeooo:rsid="005c21e5" officeooo:paragraph-rsid="005c21e5" style:font-weight-asian="bold" style:font-weight-complex="bold"/>
    </style:style>
    <style:style style:name="P47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weight="bold" officeooo:rsid="003faed5" officeooo:paragraph-rsid="003faed5" style:font-weight-asian="bold" style:font-weight-complex="bold"/>
    </style:style>
    <style:style style:name="P48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fo:font-weight="bold" officeooo:rsid="003f04d5" officeooo:paragraph-rsid="003f04d5" style:font-weight-asian="bold" style:font-weight-complex="bold"/>
    </style:style>
    <style:style style:name="P49" style:family="paragraph" style:parent-style-name="No_20_Spacing" style:list-style-name="L2">
      <style:paragraph-properties fo:margin-top="0cm" fo:margin-bottom="0cm" loext:contextual-spacing="false" fo:line-height="100%" fo:text-align="justify" style:justify-single-word="false"/>
      <style:text-properties officeooo:rsid="003a23b0" officeooo:paragraph-rsid="003a23b0"/>
    </style:style>
    <style:style style:name="P50" style:family="paragraph" style:parent-style-name="No_20_Spacing" style:list-style-name="L4">
      <style:paragraph-properties fo:margin-top="0cm" fo:margin-bottom="0cm" loext:contextual-spacing="false" fo:line-height="100%"/>
      <style:text-properties officeooo:rsid="00285e68" officeooo:paragraph-rsid="00285e68"/>
    </style:style>
    <style:style style:name="P51" style:family="paragraph" style:parent-style-name="No_20_Spacing" style:list-style-name="WWNum1">
      <style:paragraph-properties fo:margin-left="1.249cm" fo:margin-right="0cm" fo:margin-top="0cm" fo:margin-bottom="0cm" loext:contextual-spacing="false" fo:line-height="100%" fo:text-indent="-0.635cm" style:auto-text-indent="false"/>
    </style:style>
    <style:style style:name="P52" style:family="paragraph" style:parent-style-name="No_20_Spacing" style:list-style-name="WWNum1">
      <style:paragraph-properties fo:margin-left="1.249cm" fo:margin-right="0cm" fo:margin-top="0cm" fo:margin-bottom="0cm" loext:contextual-spacing="false" fo:line-height="100%" fo:text-indent="-0.635cm" style:auto-text-indent="false"/>
      <style:text-properties fo:font-size="10pt" fo:font-weight="bold" officeooo:rsid="0022f94d" style:font-size-asian="10pt" style:font-weight-asian="bold"/>
    </style:style>
    <style:style style:name="T1" style:family="text">
      <style:text-properties fo:font-size="10pt" fo:font-style="italic" style:font-size-asian="10pt" style:font-style-asian="italic"/>
    </style:style>
    <style:style style:name="T2" style:family="text">
      <style:text-properties fo:font-size="10pt" fo:font-style="italic" officeooo:rsid="00266184" style:font-size-asian="10pt" style:font-style-asian="italic"/>
    </style:style>
    <style:style style:name="T3" style:family="text">
      <style:text-properties fo:font-size="10pt" fo:font-style="italic" officeooo:rsid="00634f7a" style:font-size-asian="10pt" style:font-style-asian="italic"/>
    </style:style>
    <style:style style:name="T4" style:family="text">
      <style:text-properties fo:font-size="10pt" fo:font-style="italic" fo:font-weight="bold" style:font-size-asian="10pt" style:font-style-asian="italic" style:font-weight-asian="bold"/>
    </style:style>
    <style:style style:name="T5" style:family="text">
      <style:text-properties fo:font-size="10pt" fo:font-style="italic" fo:font-weight="bold" style:font-size-asian="10pt" style:font-style-asian="italic" style:font-weight-asian="bold" style:font-weight-complex="bold"/>
    </style:style>
    <style:style style:name="T6" style:family="text">
      <style:text-properties fo:font-size="10pt" fo:font-style="italic" fo:font-weight="bold" officeooo:rsid="00266184" style:font-size-asian="10pt" style:font-style-asian="italic" style:font-weight-asian="bold" style:font-weight-complex="bold"/>
    </style:style>
    <style:style style:name="T7" style:family="text">
      <style:text-properties fo:font-size="10pt" fo:font-style="italic" fo:font-weight="bold" officeooo:rsid="002c8b31" style:font-size-asian="10pt" style:font-style-asian="italic" style:font-weight-asian="bold" style:font-weight-complex="bold"/>
    </style:style>
    <style:style style:name="T8" style:family="text">
      <style:text-properties fo:font-size="10pt" fo:font-style="italic" fo:font-weight="bold" officeooo:rsid="002bc9d9" style:font-size-asian="10pt" style:font-style-asian="italic" style:font-weight-asian="bold" style:font-weight-complex="bold"/>
    </style:style>
    <style:style style:name="T9" style:family="text">
      <style:text-properties fo:font-size="10pt" fo:font-style="italic" fo:font-weight="bold" officeooo:rsid="00696b1e" style:font-size-asian="10pt" style:font-style-asian="italic" style:font-weight-asian="bold" style:font-weight-complex="bold"/>
    </style:style>
    <style:style style:name="T10" style:family="text">
      <style:text-properties fo:font-size="10pt" fo:font-style="italic" fo:font-weight="bold" officeooo:rsid="00266184" style:font-size-asian="10pt" style:font-style-asian="italic" style:font-weight-asian="bold" style:font-style-complex="italic" style:font-weight-complex="bold"/>
    </style:style>
    <style:style style:name="T11" style:family="text">
      <style:text-properties fo:font-size="10pt" fo:font-style="italic" fo:font-weight="normal" officeooo:rsid="00266184" style:font-size-asian="10pt" style:font-style-asian="italic" style:font-weight-asian="normal" style:font-weight-complex="normal"/>
    </style:style>
    <style:style style:name="T12" style:family="text">
      <style:text-properties fo:font-size="10pt" fo:font-style="italic" fo:font-weight="normal" officeooo:rsid="0031f18e" style:font-size-asian="10pt" style:font-style-asian="italic" style:font-weight-asian="normal" style:font-weight-complex="normal"/>
    </style:style>
    <style:style style:name="T13" style:family="text">
      <style:text-properties fo:font-size="10pt" fo:font-style="italic" fo:font-weight="normal" officeooo:rsid="002bc9d9" style:font-size-asian="10pt" style:font-style-asian="italic" style:font-weight-asian="normal" style:font-weight-complex="normal"/>
    </style:style>
    <style:style style:name="T14" style:family="text">
      <style:text-properties fo:font-size="10pt" style:font-size-asian="10pt"/>
    </style:style>
    <style:style style:name="T15" style:family="text">
      <style:text-properties fo:font-size="10pt" officeooo:rsid="004f670e" style:font-size-asian="10pt"/>
    </style:style>
    <style:style style:name="T16" style:family="text">
      <style:text-properties fo:font-size="10pt" fo:font-weight="bold" style:font-size-asian="10pt" style:font-weight-asian="bold"/>
    </style:style>
    <style:style style:name="T17" style:family="text">
      <style:text-properties fo:font-size="10pt" fo:font-weight="bold" officeooo:rsid="0022f94d" style:font-size-asian="10pt" style:font-weight-asian="bold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font-name="Calibri1" fo:font-size="10pt" fo:font-weight="normal" officeooo:rsid="001f6532" style:font-size-asian="10pt" style:font-weight-asian="normal" style:font-name-complex="Century Gothic" style:font-size-complex="10pt"/>
    </style:style>
    <style:style style:name="T20" style:family="text">
      <style:text-properties style:font-name="Calibri1" fo:font-size="10pt" fo:font-weight="normal" officeooo:rsid="004b8706" style:font-size-asian="10pt" style:font-weight-asian="normal" style:font-name-complex="Century Gothic" style:font-size-complex="10pt"/>
    </style:style>
    <style:style style:name="T21" style:family="text">
      <style:text-properties style:font-name="Calibri1" fo:font-size="10pt" fo:font-weight="normal" officeooo:rsid="004c42a6" style:font-size-asian="10pt" style:font-weight-asian="normal" style:font-name-complex="Century Gothic" style:font-size-complex="10pt"/>
    </style:style>
    <style:style style:name="T22" style:family="text">
      <style:text-properties style:font-name="Calibri1" fo:font-size="10pt" fo:font-weight="normal" officeooo:rsid="005cb505" style:font-size-asian="10pt" style:font-weight-asian="normal" style:font-name-complex="Century Gothic" style:font-size-complex="10pt" style:font-weight-complex="bold"/>
    </style:style>
    <style:style style:name="T23" style:family="text">
      <style:text-properties style:font-name="Calibri1" fo:font-size="10pt" fo:font-weight="normal" officeooo:rsid="005e51dc" style:font-size-asian="10pt" style:font-weight-asian="normal" style:font-name-complex="Century Gothic" style:font-size-complex="10pt" style:font-weight-complex="bold"/>
    </style:style>
    <style:style style:name="T24" style:family="text">
      <style:text-properties style:font-name="Calibri1" fo:font-size="10pt" fo:font-weight="normal" officeooo:rsid="0060a51b" style:font-size-asian="10pt" style:font-weight-asian="normal" style:font-name-complex="Century Gothic" style:font-size-complex="10pt" style:font-weight-complex="bold"/>
    </style:style>
    <style:style style:name="T25" style:family="text">
      <style:text-properties style:font-name="Calibri1" fo:font-size="10pt" fo:font-weight="normal" officeooo:rsid="0066f08e" style:font-size-asian="10pt" style:font-weight-asian="normal" style:font-name-complex="Century Gothic" style:font-size-complex="10pt" style:font-weight-complex="bold"/>
    </style:style>
    <style:style style:name="T26" style:family="text">
      <style:text-properties style:font-name="Calibri1" fo:font-size="10pt" fo:font-weight="normal" officeooo:rsid="006b07dc" style:font-size-asian="10pt" style:font-weight-asian="normal" style:font-name-complex="Century Gothic" style:font-size-complex="10pt" style:font-weight-complex="bold"/>
    </style:style>
    <style:style style:name="T27" style:family="text">
      <style:text-properties style:font-name="Calibri1" fo:font-size="10pt" fo:font-weight="normal" officeooo:rsid="0074dcf1" style:font-size-asian="10pt" style:font-weight-asian="normal" style:font-name-complex="Century Gothic" style:font-size-complex="10pt" style:font-weight-complex="bold"/>
    </style:style>
    <style:style style:name="T28" style:family="text">
      <style:text-properties style:font-name="Calibri1" fo:font-size="10pt" fo:font-weight="normal" officeooo:rsid="005cb505" style:font-size-asian="10pt" style:font-weight-asian="normal" style:font-name-complex="Century Gothic" style:font-size-complex="10pt"/>
    </style:style>
    <style:style style:name="T29" style:family="text">
      <style:text-properties style:font-name="Calibri1" fo:font-size="10pt" fo:font-weight="bold" officeooo:rsid="001f6532" style:font-size-asian="10pt" style:font-weight-asian="bold" style:font-name-complex="Century Gothic" style:font-size-complex="10pt" style:font-weight-complex="bold"/>
    </style:style>
    <style:style style:name="T30" style:family="text">
      <style:text-properties style:font-name="Calibri1" fo:font-size="10pt" fo:font-weight="bold" officeooo:rsid="005cb505" style:font-size-asian="10pt" style:font-weight-asian="bold" style:font-name-complex="Century Gothic" style:font-size-complex="10pt" style:font-weight-complex="bold"/>
    </style:style>
    <style:style style:name="T31" style:family="text">
      <style:text-properties style:font-name="Calibri1" fo:font-size="10pt" fo:font-weight="bold" officeooo:rsid="00701a62" style:font-size-asian="10pt" style:font-weight-asian="bold" style:font-name-complex="Century Gothic" style:font-size-complex="10pt" style:font-weight-complex="bold"/>
    </style:style>
    <style:style style:name="T32" style:family="text">
      <style:text-properties style:font-name="Calibri1" fo:font-size="10pt" fo:font-weight="bold" officeooo:rsid="00732205" style:font-size-asian="10pt" style:font-weight-asian="bold" style:font-name-complex="Century Gothic" style:font-size-complex="10pt" style:font-weight-complex="bold"/>
    </style:style>
    <style:style style:name="T33" style:family="text">
      <style:text-properties style:font-name="Calibri1" fo:font-size="10pt" fo:font-weight="bold" officeooo:rsid="0074a9d1" style:font-size-asian="10pt" style:font-weight-asian="bold" style:font-name-complex="Century Gothic" style:font-size-complex="10pt" style:font-weight-complex="bold"/>
    </style:style>
    <style:style style:name="T34" style:family="text">
      <style:text-properties style:font-name="Calibri1" fo:font-size="10pt" fo:font-style="italic" fo:font-weight="normal" officeooo:rsid="004b8706" style:font-size-asian="10pt" style:font-style-asian="italic" style:font-weight-asian="normal" style:font-name-complex="Century Gothic" style:font-size-complex="10pt" style:font-style-complex="italic"/>
    </style:style>
    <style:style style:name="T35" style:family="text">
      <style:text-properties officeooo:rsid="0029b489"/>
    </style:style>
    <style:style style:name="T36" style:family="text">
      <style:text-properties officeooo:rsid="002de46c"/>
    </style:style>
    <style:style style:name="T37" style:family="text">
      <style:text-properties officeooo:rsid="003359b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officeooo:rsid="0040b526"/>
    </style:style>
    <style:style style:name="T40" style:family="text">
      <style:text-properties officeooo:rsid="007500b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x="8.22cm" svg:y="5.487cm" svg:width="0.7cm" svg:height="0.7cm" draw:z-index="1">
        <draw:image xlink:href="Pictures/1000020100000080000000807FC8EB3DC20430F6.png" xlink:type="simple" xlink:show="embed" xlink:actuate="onLoad" loext:mime-type="image/png"/>
      </draw:frame>
      <draw:frame draw:style-name="fr2" draw:name="Figura3" text:anchor-type="page" text:anchor-page-number="1" svg:x="8.22cm" svg:y="6.302cm" svg:width="0.7cm" svg:height="0.7cm" draw:z-index="2">
        <draw:image xlink:href="Pictures/1000020100000080000000804CBAA3E6935EFFBA.png" xlink:type="simple" xlink:show="embed" xlink:actuate="onLoad" loext:mime-type="image/png"/>
      </draw:frame>
      <draw:frame draw:style-name="fr2" draw:name="Figura4" text:anchor-type="page" text:anchor-page-number="1" svg:x="8.23cm" svg:y="7.123cm" svg:width="0.7cm" svg:height="0.7cm" draw:z-index="3">
        <draw:image xlink:href="Pictures/10000201000000800000008091B36D21D131899C.png" xlink:type="simple" xlink:show="embed" xlink:actuate="onLoad" loext:mime-type="image/png"/>
      </draw:frame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8"/>
          </table:table-cell>
          <table:covered-table-cell/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B2" office:value-type="string">
            <text:p text:style-name="P4"/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B2" office:value-type="string">
            <table:table table:name="Tabela2" table:style-name="Tabela2">
              <table:table-column table:style-name="Tabela2.A"/>
              <table:table-column table:style-name="Tabela2.B"/>
              <table:table-column table:style-name="Tabela2.C"/>
              <table:table-row>
                <table:table-cell table:style-name="Tabela2.A1" office:value-type="string">
                  <text:p text:style-name="P31">Alessandro Léo Kuntze</text:p>
                </table:table-cell>
                <table:table-cell table:style-name="Tabela2.A1" office:value-type="string">
                  <text:p text:style-name="P7"><text:span text:style-name="T3">24/10/1973</text:span><text:span text:style-name="T1">, Tubarão/SC, casado 1 filha</text:span></text:p>
                </table:table-cell>
                <table:table-cell table:style-name="Tabela2.C3" table:number-rows-spanned="3" office:value-type="string">
                  <text:p text:style-name="Table_20_Contents"/>
                </table:table-cell>
              </table:table-row>
              <table:table-row>
                <table:table-cell table:style-name="Tabela2.A1" office:value-type="string">
                  <text:p text:style-name="P13"/>
                </table:table-cell>
                <table:table-cell table:style-name="Tabela2.B2" office:value-type="string">
                  <text:p text:style-name="P18">Rua Nove de Março, 783, Apto. <text:span text:style-name="T35">54</text:span></text:p>
                  <text:p text:style-name="P18">Centro – Joinville – Santa Catarina</text:p>
                  <text:p text:style-name="P18">89.201-400</text:p>
                </table:table-cell>
                <table:covered-table-cell/>
              </table:table-row>
              <table:table-row>
                <table:table-cell table:style-name="Tabela2.A1" office:value-type="string">
                  <text:p text:style-name="P13"/>
                </table:table-cell>
                <table:table-cell table:style-name="Tabela2.B3" office:value-type="string">
                  <text:p text:style-name="P34"><draw:frame draw:style-name="fr3" draw:name="Figura5" text:anchor-type="paragraph" svg:x="4.018cm" svg:y="0.076cm" svg:width="0.7cm" svg:height="0.7cm" draw:z-index="0"><draw:image xlink:href="Pictures/100002010000008000000080B7F8D3D4D68ACF5C.png" xlink:type="simple" xlink:show="embed" xlink:actuate="onLoad" loext:mime-type="image/png"/></draw:frame><text:span text:style-name="T36">(</text:span>47) <text:span text:style-name="T37">9</text:span>9681-3833 Cel. TIM <text:s/></text:p>
                  <text:p text:style-name="P19">alkuntze@yahoo.com.br</text:p>
                </table:table-cell>
                <table:covered-table-cell/>
              </table:table-row>
              <table:table-row>
                <table:table-cell table:style-name="Tabela2.A1" office:value-type="string">
                  <text:p text:style-name="P15"/>
                </table:table-cell>
                <table:table-cell table:style-name="Tabela2.B4" table:number-columns-spanned="2" office:value-type="string">
                  <table:table table:name="Tabela5" table:style-name="Tabela5">
                    <table:table-column table:style-name="Tabela5.A"/>
                    <table:table-column table:style-name="Tabela5.B"/>
                    <table:table-row table:style-name="Tabela5.1">
                      <table:table-cell table:style-name="Tabela5.A1" office:value-type="string">
                        <text:p text:style-name="P33"/>
                      </table:table-cell>
                      <table:table-cell table:style-name="Tabela5.A1" office:value-type="string">
                        <text:p text:style-name="P32">https://www.linkedin.com/in/alessandro-léo-kuntze-19505a1a</text:p>
                      </table:table-cell>
                    </table:table-row>
                    <table:table-row table:style-name="Tabela5.2">
                      <table:table-cell table:style-name="Tabela5.A2" office:value-type="string">
                        <text:p text:style-name="P36"/>
                      </table:table-cell>
                      <table:table-cell table:style-name="Tabela5.A2" office:value-type="string">
                        <text:p text:style-name="P35"><text:s text:c="2"/>https://www.facebook.com/alessandro.kuntze</text:p>
                      </table:table-cell>
                    </table:table-row>
                    <table:table-row table:style-name="Tabela5.1">
                      <table:table-cell table:style-name="Tabela5.A1" office:value-type="string">
                        <text:p text:style-name="P33"/>
                      </table:table-cell>
                      <table:table-cell table:style-name="Tabela5.A1" office:value-type="string">
                        <text:p text:style-name="P32">https://github.com/alkuntze</text:p>
                      </table:table-cell>
                    </table:table-row>
                  </table:table>
                  <text:p text:style-name="Standard"/>
                </table:table-cell>
                <table:covered-table-cell/>
              </table:table-row>
            </table:table>
            <text:p text:style-name="Text_20_body"/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B2" office:value-type="string">
            <text:p text:style-name="P4"/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B2" office:value-type="string">
            <text:p text:style-name="P25">FORMAÇÃO</text:p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B2" office:value-type="string">
            <text:p text:style-name="P11"/>
            <text:p text:style-name="P4"><text:span text:style-name="T4">Área Profissional:</text:span><text:span text:style-name="T14"> <text:tab/>Tecnologia</text:span></text:p>
            <text:p text:style-name="P4"><text:span text:style-name="T4">Habilitação:</text:span><text:span text:style-name="T14"><text:tab/><text:tab/></text:span><text:span text:style-name="T15">Tecnólogo em Análise e Desenvolvimento de sistemas</text:span></text:p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B2" office:value-type="string">
            <text:p text:style-name="P25">FORMAÇÃO EDUCACIONAL</text:p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B2" office:value-type="string">
            <text:p text:style-name="P20"/>
            <text:p text:style-name="P20">Ensino Superior</text:p>
            <text:p text:style-name="P20"/>
            <text:p text:style-name="P14"><text:span text:style-name="T39">Junho</text:span>/201<text:span text:style-name="T39">9</text:span> - UNINTER - <text:span text:style-name="T38">Centro Universitário Internacional</text:span></text:p>
            <text:p text:style-name="P22">Curso Superior de Tecnologia em Análise e Desenvolvimento de Sistemas</text:p>
            <text:p text:style-name="P21">Titulação: <text:span text:style-name="T18">Tecnólogo em Análise e Desenvolvimento de Sistemas</text:span></text:p>
            <text:p text:style-name="P21"/>
            <text:p text:style-name="P20">Ensino Médio </text:p>
            <text:p text:style-name="P12">Colégio Coração de Jesus - Florianópolis/SC</text:p>
            <text:p text:style-name="P12"/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B2" office:value-type="string">
            <text:p text:style-name="P25">OBJETIVO</text:p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B2" office:value-type="string">
            <text:p text:style-name="P1"/>
            <text:p text:style-name="P3">Área de desenvolvimento web.</text:p>
            <text:p text:style-name="P2"/>
            <text:p text:style-name="P1"/>
          </table:table-cell>
        </table:table-row>
        <table:table-row table:style-name="Tabela1.11">
          <table:table-cell table:style-name="Tabela1.A1" office:value-type="string">
            <text:p text:style-name="P4"/>
          </table:table-cell>
          <table:table-cell table:style-name="Tabela1.B2" office:value-type="string">
            <text:p text:style-name="P25">EXPERIÊNCIA</text:p>
          </table:table-cell>
        </table:table-row>
        <table:table-row table:style-name="Tabela1.1">
          <table:table-cell table:style-name="Tabela1.A1" office:value-type="string">
            <text:p text:style-name="P23"/>
          </table:table-cell>
          <table:table-cell table:style-name="Tabela1.B2" office:value-type="string">
            <text:p text:style-name="P23"/>
            <text:p text:style-name="P6"><text:span text:style-name="Posição"><text:span text:style-name="T30">2007- Até o momento. - Orto Kuntze Laboratório de Prótese Odontológica.</text:span></text:span></text:p>
            <text:p text:style-name="P6"><text:span text:style-name="Posição"><text:span text:style-name="T19"><text:tab/></text:span></text:span><text:span text:style-name="Posição"><text:span text:style-name="T28">Sócio proprietário do laboratório de prótese odontológica Orto Kuntze.</text:span></text:span></text:p>
            <text:list xml:id="list2357751880" text:style-name="L1">
              <text:list-item>
                <text:list>
                  <text:list-item>
                    <text:p text:style-name="P39"><text:span text:style-name="Posição"><text:span text:style-name="T25">A</text:span></text:span><text:span text:style-name="Posição"><text:span text:style-name="T27">rquitetura, a</text:span></text:span><text:span text:style-name="Posição"><text:span text:style-name="T25">nálise e desenvolvimento do ERP </text:span></text:span><text:span text:style-name="Posição"><text:span text:style-name="T22">para o </text:span></text:span><text:span text:style-name="Posição"><text:span text:style-name="T25">laboratório</text:span></text:span><text:span text:style-name="Posição"><text:span text:style-name="T22">. Para isso utiliza</text:span></text:span><text:span text:style-name="Posição"><text:span text:style-name="T26">ndo</text:span></text:span><text:span text:style-name="Posição"><text:span text:style-name="T22"> as tecnologias:</text:span></text:span></text:p>
                    <text:list>
                      <text:list-item>
                        <text:p text:style-name="P39"><text:span text:style-name="Posição"><text:span text:style-name="T22"><text:s/>PHP 7.4, banco de dados MySQL/MariaDB, rodando em servidor </text:span></text:span><text:span text:style-name="Posição"><text:span text:style-name="T23">web </text:span></text:span><text:span text:style-name="Posição"><text:span text:style-name="T22">Apache </text:span></text:span><text:span text:style-name="Posição"><text:span text:style-name="T23">2,0 no sistema operacional Linux Kubuntu 16.04. </text:span></text:span><text:span text:style-name="Posição"><text:span text:style-name="T24">Usando uma template chamada AdminLTE para criar todo o ambiente. Este template é formado com Bootstrap e uso na versão 4.0. Além de HTML 5.0 e CSS 3.0.</text:span>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Posição"><text:span text:style-name="T24"/></text:span></text:p>
            <text:p text:style-name="P4"><text:span text:style-name="Posição"><text:span text:style-name="T29">2002-2006 – KM Education (Florianópolis): </text:span></text:span></text:p>
            <text:p text:style-name="P4"><text:span text:style-name="Posição"><text:span text:style-name="T19"><text:tab/>Programador; Desenvolvendo tecnologias para ambientes corporativos, utilizando a linguagem PHP com acesso a banco de dados (MySQL, Oracle, Postgree). </text:span></text:span></text:p>
            <text:list xml:id="list221905442318332" text:continue-numbering="true" text:style-name="L1">
              <text:list-item>
                <text:list>
                  <text:list-item>
                    <text:p text:style-name="P40"><text:span text:style-name="Posição"><text:span text:style-name="T20">Um dos principais trabalhos </text:span></text:span><text:span text:style-name="Posição"><text:span text:style-name="T21">foi</text:span></text:span><text:span text:style-name="Posição"><text:span text:style-name="T20"> o desenvolvimento do Ambiente Virtual de Aprendizagem para o Ministério das Cidades no projeto “</text:span></text:span><text:span text:style-name="Posição"><text:span text:style-name="T34">Capacitação em Mapeamento e <text:s/>Gerenciamento de Risco</text:span></text:span><text:span text:style-name="Posição"><text:span text:style-name="T20">”.</text:span></text:span></text:p>
                  </text:list-item>
                </text:list>
              </text:list-item>
            </text:list>
            <text:p text:style-name="P10"><text:span text:style-name="Posição"><text:span text:style-name="T20"/></text:span></text:p>
            <text:p text:style-name="P4"><text:span text:style-name="Posição"><text:span text:style-name="T29">2002 – EDS do Brasil (Florianópolis):</text:span></text:span><text:span text:style-name="Posição"><text:span text:style-name="T19"> </text:span></text:span></text:p>
            <text:p text:style-name="P4"><text:span text:style-name="Posição"><text:span text:style-name="T19"><text:tab/>Programador; Desenvolvimento de sistema de ERP, baseado na linguagem ASP com banco de dados Oracle.</text:span></text:span></text:p>
            <text:p text:style-name="P4"><text:span text:style-name="Posição"><text:span text:style-name="T19"><text:tab/>Desenvolvimento de um ERP da empresa GM em ASP com banco de dados Oracle.</text:span></text:span></text:p>
            <text:p text:style-name="P4"><text:span text:style-name="Posição"><text:span text:style-name="T19"/></text:span></text:p>
            <text:p text:style-name="P4"><text:span text:style-name="Posição"><text:span text:style-name="T19"/></text:span></text:p>
            <text:p text:style-name="P4"><text:span text:style-name="Posição"><text:span text:style-name="T19"/></text:span></text:p>
            <text:p text:style-name="P4"><text:span text:style-name="Posição"><text:span text:style-name="T19"/></text:span></text:p>
            <text:p text:style-name="P4"><text:span text:style-name="Posição"><text:span text:style-name="T19"/></text:span></text:p>
            <text:p text:style-name="P4"><text:soft-page-break/><text:span text:style-name="Posição"><text:span text:style-name="T29">2000-2002 – Gincana Premiada Entretenimentos Ltda. (Florianópolis):</text:span></text:span><text:span text:style-name="Posição"><text:span text:style-name="T19"> </text:span></text:span></text:p>
            <text:p text:style-name="P4"><text:span text:style-name="Posição"><text:span text:style-name="T19"><text:tab/>Programador; Empresa de entretenimento online, voltada a promoções virtuais customizáveis sobre uma base tecnológica moderna e flexível, baseado na linguagem ASP com banco de dados MS-SQL Server 2000.</text:span></text:span></text:p>
            <text:p text:style-name="P4"><text:span text:style-name="Posição"><text:span text:style-name="T19"><text:tab/>Desenvolvimento do ERP da empresa em Delphi.</text:span></text:span></text:p>
            <text:p text:style-name="P4"><text:span text:style-name="Posição"><text:span text:style-name="T19"><text:tab/>Primeiros contatos com a linguagem WEB ASP e banco de dados MS SQL Server 2000.</text:span></text:span></text:p>
            <text:p text:style-name="P4"><text:span text:style-name="Posição"><text:span text:style-name="T19"/></text:span></text:p>
            <text:p text:style-name="P4"><text:span text:style-name="Posição"><text:span text:style-name="T29">1999-2000 – Back Comunicações LTDA. (Florianópolis): </text:span></text:span></text:p>
            <text:p text:style-name="P4"><text:span text:style-name="Posição"><text:span text:style-name="T19"><text:tab/>Programador; Empresa voltada a divulgação das principais empresas catarinenses, nas <text:s/>mídias impressa e virtual(CD-Rom e internet).</text:span></text:span></text:p>
            <text:p text:style-name="P4"><text:span text:style-name="Posição"><text:span text:style-name="T19"><text:tab/>Desenvolvimento em Delphi da lista telefônica em CD</text:span></text:span></text:p>
            <text:p text:style-name="P4"><text:span text:style-name="Posição"><text:span text:style-name="T19"><text:tab/>Desenvolvimento de software para geração de página HTML com dados financeiros das prefeituras de SC.</text:span></text:span></text:p>
            <text:p text:style-name="P4"><text:span text:style-name="Posição"><text:span text:style-name="T19"/></text:span></text:p>
            <text:p text:style-name="P4"><text:span text:style-name="Posição"><text:span text:style-name="T29">1997 - 1998 - Estagio Prefeitura Municipal de São José /SC</text:span></text:span></text:p>
            <text:p text:style-name="P4"><text:span text:style-name="Posição"><text:span text:style-name="T19"><text:tab/>GAPLAN - Gabinete de Planejamento</text:span></text:span></text:p>
            <text:p text:style-name="P4"><text:span text:style-name="Posição"><text:span text:style-name="T19"/></text:span></text:p>
            <text:p text:style-name="P4"><text:span text:style-name="Posição"><text:span text:style-name="T29">03/06/96 - 02/12/96 - TELESC - Telecomunicações de Santa Catarina S/A</text:span></text:span></text:p>
            <text:p text:style-name="P4"><text:span text:style-name="Posição"><text:span text:style-name="T19"><text:tab/>Estágio de seis meses.</text:span></text:span></text:p>
            <text:p text:style-name="P4"><text:span text:style-name="Posição"><text:span text:style-name="T19"><text:tab/>Desenvolvimento de um software para cadastro do patrimônio de hardware da empresa. Esse software foi desenvolvido em Delphi 2.0 e banco de dados Paradox.</text:span></text:span></text:p>
            <text:p text:style-name="P4"><text:span text:style-name="Posição"><text:span text:style-name="T19"/></text:span></text:p>
            <text:p text:style-name="P4"><text:span text:style-name="Posição"><text:span text:style-name="T29">15/05/95 - 25/08/95 - Estágio - Magnum Comércio e Serviços em Informática</text:span></text:span></text:p>
            <text:p text:style-name="P4"><text:span text:style-name="Posição"><text:span text:style-name="T19"><text:tab/>Estágio de três meses. </text:span></text:span></text:p>
            <text:p text:style-name="P4"><text:span text:style-name="Posição"><text:span text:style-name="T19"><text:tab/>Suporte e montagem de hardware.</text:span></text:span></text:p>
            <text:p text:style-name="P4"><text:span text:style-name="Posição"><text:span text:style-name="T19"><text:tab/>Noções de rede Novell.</text:span></text:span></text:p>
            <text:p text:style-name="P4"><text:span text:style-name="Posição"><text:span text:style-name="T19"><text:tab/>Cabeamento de rede.</text:span></text:span></text:p>
            <text:p text:style-name="P24"/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B2" office:value-type="string">
            <text:p text:style-name="P26">LICENÇAS E CERTIFICADOS</text:p>
          </table:table-cell>
        </table:table-row>
        <table:table-row table:style-name="Tabela1.1">
          <table:table-cell table:style-name="Tabela1.A1" office:value-type="string">
            <text:p text:style-name="P5"/>
          </table:table-cell>
          <table:table-cell table:style-name="Tabela1.B2" office:value-type="string">
            <text:list xml:id="list2609145231" text:style-name="L2">
              <text:list-header>
                <text:p text:style-name="P43"/>
              </text:list-header>
              <text:list-item>
                <text:p text:style-name="P46"><text:span text:style-name="T2">C</text:span><text:span text:style-name="T1">urso “Curso Completo de Expressões Regulares” - UDEMY (01/03/2021 – Carga horária de 3,5 horas)</text:span></text:p>
              </text:list-item>
              <text:list-item>
                <text:p text:style-name="P47"><text:span text:style-name="T2">C</text:span><text:span text:style-name="T1">urso “Aprendendo terminal Linux pondo a mão na massa!” - UDEMY (21/06/2019 – Carga horária de 2,5 horas)</text:span></text:p>
              </text:list-item>
              <text:list-item>
                <text:p text:style-name="P48"><text:span text:style-name="T2">C</text:span><text:span text:style-name="T1">urso de ShellScript do Iniciante ao Avançado – UDEMY (16/06/2019 – Carga horária de 4,5 horas)</text:span></text:p>
              </text:list-item>
              <text:list-item>
                <text:p text:style-name="P49"><text:span text:style-name="T6">Curso Introdução a Linguagem Pyton – Curso gratuito pela </text:span><text:span text:style-name="T10">UDEMY</text:span><text:span text:style-name="T6"> (19/05/2019 – Carga horária de 2 horas);</text:span></text:p>
              </text:list-item>
              <text:list-item>
                <text:p text:style-name="P43">Curso de Oracle 10G – Instituto Politécnico de Ensino a Distância IPED (15/06/2014 – 14/07/2014 – Carga horária 100 horas);</text:p>
              </text:list-item>
            </text:list>
            <text:p text:style-name="P16"/>
            <text:list xml:id="list800995605" text:style-name="L3">
              <text:list-item>
                <text:p text:style-name="P41"><text:span text:style-name="T9">V</text:span><text:span text:style-name="T6">enho me atualizando através de graduação finalizada em 2019 e cursos on-line na Udemy Academy.</text:span></text:p>
              </text:list-item>
            </text:list>
            <text:p text:style-name="P17"/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B2" office:value-type="string">
            <text:p text:style-name="P25">ATIVIDADES ADICIONAIS</text:p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B2" office:value-type="string">
            <text:p text:style-name="P37"/>
            <text:list xml:id="list1296846431" text:style-name="WWNum1">
              <text:list-item>
                <text:p text:style-name="P51"><text:span text:style-name="T17">Desenvolvimento de módulos administrativos para o gerenciamento de sites</text:span><text:span text:style-name="T16">.</text:span></text:p>
              </text:list-item>
              <text:list-item>
                <text:p text:style-name="P52">Construção e manutenção de banco de dados.</text:p>
              </text:list-item>
              <text:list-item>
                <text:p text:style-name="P51"><text:span text:style-name="T17">Desenvolvimento de sistema de mala direta para envio de e-mails promocionais</text:span><text:span text:style-name="T16">.</text:span></text:p>
              </text:list-item>
            </text:list>
            <text:p text:style-name="P37"/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B2" office:value-type="string">
            <text:p text:style-name="P25">OUTRAS INFORMAÇÕES</text:p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B2" office:value-type="string">
            <text:list xml:id="list231208159" text:style-name="L4">
              <text:list-header>
                <text:p text:style-name="P44"/>
              </text:list-header>
              <text:list-item>
                <text:p text:style-name="P42"><text:span text:style-name="T7">Sistema Operacional </text:span><text:span text:style-name="T8">LINUX </text:span><text:span text:style-name="T11">– </text:span><text:span text:style-name="T13">É o sistema que utilizo </text:span><text:span text:style-name="T12">atualmente;</text:span></text:p>
              </text:list-item>
              <text:list-item>
                <text:p text:style-name="P50"><text:span text:style-name="T6">V</text:span><text:span text:style-name="T5">oluntário ADRA Internacional </text:span><text:span text:style-name="T1">.</text:span></text:p>
                <text:p text:style-name="P45"/>
              </text:list-item>
            </text:list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B2" office:value-type="string">
            <text:p text:style-name="P27">CONHECIMENTO</text:p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B2" office:value-type="string">
            <text:p text:style-name="P28">o PHP 5.4.3 - Avançado </text:p>
            <text:p text:style-name="P28">o PHP 7.* - Inter/Avançado </text:p>
            <text:p text:style-name="P28">o SQL Server - Intermediário </text:p>
            <text:p text:style-name="P29">o Oracle 8 e 9 - Intermediário </text:p>
            <text:p text:style-name="P29">o MySQL/MariaDB - Intermediário</text:p>
            <text:p text:style-name="P29">o PostgreSQL- Intermediário </text:p>
            <text:p text:style-name="P28">o Jquery - Intermediário </text:p>
            <text:p text:style-name="P28">o Bootstrap - Intermediário </text:p>
            <text:p text:style-name="P30">o <text:span text:style-name="T40">Microsoft ASP</text:span> - Intermediário </text:p>
          </table:table-cell>
        </table:table-row>
      </table:table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0pt" fo:font-weight="bold"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Posição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27cm" fo:margin-right="1.2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6T22:51:00</meta:creation-date>
    <meta:initial-creator>Alessandro</meta:initial-creator>
    <dc:language>pt-BR</dc:language>
    <dc:date>2021-05-23T22:19:03.841259698</dc:date>
    <meta:editing-cycles>141</meta:editing-cycles>
    <meta:editing-duration>PT11H52M33S</meta:editing-duration>
    <meta:generator>LibreOffice/6.2.8.2$Linux_X86_64 LibreOffice_project/20$Build-2</meta:generator>
    <meta:document-statistic meta:table-count="3" meta:image-count="4" meta:object-count="0" meta:page-count="2" meta:paragraph-count="76" meta:word-count="626" meta:character-count="4329" meta:non-whitespace-character-count="3736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